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835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4.8811in"/>
    </style:style>
    <style:style style:name="co5" style:family="table-column">
      <style:table-column-properties fo:break-before="auto" style:column-width="16.4717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a933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covery_DoubleStag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mac/Desktop/astrojays/new/Recovery_DoubleStage/Main/Recovery_DoubleStage.kicad_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un 15 Oct 2023 03:10:42 PM ED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9-8da3e8f707~116~ubuntu22.04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table:style-name="ce1" office:value-type="string" calcext:value-type="string">
            <text:p>BZ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054003-5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custom:TE054003</text:p>
          </table:table-cell>
          <table:table-cell office:value-type="string" calcext:value-type="string">
            <text:p>Buzzer, polarized</text:p>
          </table:table-cell>
          <table:table-cell/>
        </table:table-row>
        <table:table-row table:style-name="ro1">
          <table:table-cell table:style-name="ce1"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1" office:value-type="string" calcext:value-type="string">
            <text:p>C2, C3, C4, C5, C7, C8, C10, C11, C12, C13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2" office:value-type="string" calcext:value-type="string">
            <text:p>C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1" office:value-type="string" calcext:value-type="string">
            <text:p>C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1" office:value-type="string" calcext:value-type="string">
            <text:p>C14, C1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1" office:value-type="string" calcext:value-type="string">
            <text:p>C16, C19, C20, C2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1" office:value-type="string" calcext:value-type="string">
            <text:p>C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table:style-name="ce3" office:value-type="string" calcext:value-type="string">
            <text:p>D1, D2, D3, D4, D5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Package_TO_SOT_SMD:TSOT-23</text:p>
          </table:table-cell>
          <table:table-cell office:value-type="string" calcext:value-type="string">
            <text:p>Diode</text:p>
          </table:table-cell>
          <table:table-cell/>
        </table:table-row>
        <table:table-row table:style-name="ro1">
          <table:table-cell office:value-type="string" calcext:value-type="string">
            <text:p>H1, H2, H3, H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Mounting Hole without connection</text:p>
          </table:table-cell>
          <table:table-cell/>
        </table:table-row>
        <table:table-row table:style-name="ro1">
          <table:table-cell table:style-name="ce1"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MEGA2560-16AU</text:p>
          </table:table-cell>
          <table:table-cell office:value-type="string" calcext:value-type="string">
            <text:p>Footprint:QFP50P1600X1600X120-100N</text:p>
          </table:table-cell>
          <table:table-cell office:value-type="string" calcext:value-type="string">
            <text:p>ATMEGA2560-16AU, 8 bit AVR Microcontroller 16MHz 4, 256kb Flash, 8kb RAM, I2C SPI 100-Pin TQFP</text:p>
          </table:table-cell>
          <table:table-cell/>
        </table:table-row>
        <table:table-row table:style-name="ro1">
          <table:table-cell table:style-name="ce1" office:value-type="string" calcext:value-type="string">
            <text:p>IC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2210N-3.3TRG1</text:p>
          </table:table-cell>
          <table:table-cell office:value-type="string" calcext:value-type="string">
            <text:p>Footprint:SOT95P280X145-3N</text:p>
          </table:table-cell>
          <table:table-cell office:value-type="string" calcext:value-type="string">
            <text:p>DiodesZetex AP2210N-3.3TRG1, Low Noise LDO Voltage Regulator, 300mA, 3.3 V +/-2%, 2.5 <text:s/>13.2 Vin, 3-Pin SOT-23</text:p>
          </table:table-cell>
          <table:table-cell/>
        </table:table-row>
        <table:table-row table:style-name="ro1">
          <table:table-cell table:style-name="ce1"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MC5983MA</text:p>
          </table:table-cell>
          <table:table-cell office:value-type="string" calcext:value-type="string">
            <text:p>Footprint:MMC5983MA</text:p>
          </table:table-cell>
          <table:table-cell office:value-type="string" calcext:value-type="string">
            <text:p>3-AXIS MAGNETIC SENSOR</text:p>
          </table:table-cell>
          <table:table-cell/>
        </table:table-row>
        <table:table-row table:style-name="ro1">
          <table:table-cell office:value-type="string" calcext:value-type="string">
            <text:p>IC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EO-6M-0</text:p>
          </table:table-cell>
          <table:table-cell office:value-type="string" calcext:value-type="string">
            <text:p>Footprint:NEO6M0</text:p>
          </table:table-cell>
          <table:table-cell office:value-type="string" calcext:value-type="string">
            <text:p>Module: GPS; +/-2m; NMEA,RTCM,UBX; -161dBm; 2.7~3.6VDC; SMD; -40~85C</text:p>
          </table:table-cell>
          <table:table-cell/>
        </table:table-row>
        <table:table-row table:style-name="ro1">
          <table:table-cell table:style-name="ce1" office:value-type="string" calcext:value-type="string">
            <text:p>IC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MP388</text:p>
          </table:table-cell>
          <table:table-cell office:value-type="string" calcext:value-type="string">
            <text:p>Footprint:BMP388</text:p>
          </table:table-cell>
          <table:table-cell office:value-type="string" calcext:value-type="string">
            <text:p>Board Mount Pressure Sensors MEMS Absolute Barometric Pressure Sensor</text:p>
          </table:table-cell>
          <table:table-cell/>
        </table:table-row>
        <table:table-row table:style-name="ro1">
          <table:table-cell table:style-name="ce1" office:value-type="string" calcext:value-type="string">
            <text:p>IC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PU-6050</text:p>
          </table:table-cell>
          <table:table-cell office:value-type="string" calcext:value-type="string">
            <text:p>Footprint:MPU6050</text:p>
          </table:table-cell>
          <table:table-cell office:value-type="string" calcext:value-type="string">
            <text:p>IMUs - Inertial Measurement Units 6-Axis MEMS MotionTracking <text:s/>Device with DMP</text:p>
          </table:table-cell>
          <table:table-cell/>
        </table:table-row>
        <table:table-row table:style-name="ro1">
          <table:table-cell table:style-name="ce2" office:value-type="string" calcext:value-type="string">
            <text:p>IC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S2801C-4-F3-A</text:p>
          </table:table-cell>
          <table:table-cell office:value-type="string" calcext:value-type="string">
            <text:p>Footprint:SOIC127P700X230-16N</text:p>
          </table:table-cell>
          <table:table-cell office:value-type="string" calcext:value-type="string">
            <text:p>These products are optically coupled isolators containing a GaAs light emitting diode and an NPN silicon phototransistor in a plastic SSOP for high density applications to realize an excellent cost performance. This package has shield effect to cut off ambient light.</text:p>
          </table:table-cell>
          <table:table-cell/>
        </table:table-row>
        <table:table-row table:style-name="ro1">
          <table:table-cell table:style-name="ce2"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onn_02x03_Odd_Even</text:p>
          </table:table-cell>
          <table:table-cell office:value-type="string" calcext:value-type="string">
            <text:p>Connector_PinHeader_2.54mm:PinHeader_2x03_P2.54mm_Vertical</text:p>
          </table:table-cell>
          <table:table-cell office:value-type="string" calcext:value-type="string">
            <text:p>Generic connector, double row, 02x03, odd/even pin numbering scheme (row 1 odd numbers, row 2 even numbers), script generated (kicad-library-utils/schlib/autogen/connector/)</text:p>
          </table:table-cell>
          <table:table-cell/>
        </table:table-row>
        <table:table-row table:style-name="ro1">
          <table:table-cell table:style-name="ce2"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10_Counter_Clockwise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Generic connector, double row, 02x10, counter clockwise pin numbering scheme (similar to DIP package numbering), script generated (kicad-library-utils/schlib/autogen/connector/)</text:p>
          </table:table-cell>
          <table:table-cell/>
        </table:table-row>
        <table:table-row table:style-name="ro1">
          <table:table-cell table:style-name="ce4" office:value-type="string" calcext:value-type="string">
            <text:p>J3, J4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Coaxial</text:p>
          </table:table-cell>
          <table:table-cell office:value-type="string" calcext:value-type="string">
            <text:p>Footprint:RF_Solutions_Ltd.-CON-SMA-EDGE-S-MFG</text:p>
          </table:table-cell>
          <table:table-cell office:value-type="string" calcext:value-type="string">
            <text:p>coaxial connector (BNC, SMA, SMB, SMC, Cinch/RCA, LEMO, ...)</text:p>
          </table:table-cell>
          <table:table-cell/>
        </table:table-row>
        <table:table-row table:style-name="ro1">
          <table:table-cell table:style-name="ce5"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EM2075-00-140-01-A</text:p>
          </table:table-cell>
          <table:table-cell office:value-type="string" calcext:value-type="string">
            <text:p>Footprint:MEM20750014001A</text:p>
          </table:table-cell>
          <table:table-cell office:value-type="string" calcext:value-type="string">
            <text:p>GCT (GLOBAL CONNECTOR TECHNOLOGY) - MEM2075-00-140-01-A - MICRO SD CARD CONN, PUSH-PUSH, 9POS, SMT</text:p>
          </table:table-cell>
          <table:table-cell/>
        </table:table-row>
        <table:table-row table:style-name="ro1">
          <table:table-cell table:style-name="ce2"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TXH-1x02</text:p>
          </table:table-cell>
          <table:table-cell office:value-type="string" calcext:value-type="string">
            <text:p>XT60PW-M</text:p>
          </table:table-cell>
          <table:table-cell office:value-type="string" calcext:value-type="string">
            <text:p>Connector_JST:JST_XH_B2B-XH-AM_1x02_P2.50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crew_Terminal_01x06</text:p>
          </table:table-cell>
          <table:table-cell office:value-type="string" calcext:value-type="string">
            <text:p>Screw_Terminal_01x06</text:p>
          </table:table-cell>
          <table:table-cell office:value-type="string" calcext:value-type="string">
            <text:p>TerminalBlock:TerminalBlock_bornier-6_P5.08mm</text:p>
          </table:table-cell>
          <table:table-cell office:value-type="string" calcext:value-type="string">
            <text:p>Generic screw terminal, single row, 01x06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rew_Terminal_01x02</text:p>
          </table:table-cell>
          <table:table-cell/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P1, JP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olderJumper_3_Bridged12</text:p>
          </table:table-cell>
          <table:table-cell office:value-type="string" calcext:value-type="string">
            <text:p>Jumper:SolderJumper-3_P1.3mm_Bridged12_Pad1.0x1.5mm_NumberLabels</text:p>
          </table:table-cell>
          <table:table-cell office:value-type="string" calcext:value-type="string">
            <text:p>3-pole Solder Jumper, pins 1+2 closed/bridged</text:p>
          </table:table-cell>
          <table:table-cell/>
        </table:table-row>
        <table:table-row table:style-name="ro1">
          <table:table-cell table:style-name="ce1"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table:style-name="ce2" office:value-type="string" calcext:value-type="string">
            <text:p>O1, O2, O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6RL-1-DC3</text:p>
          </table:table-cell>
          <table:table-cell office:value-type="string" calcext:value-type="string">
            <text:p>Footprint:G6RL1DC5</text:p>
          </table:table-cell>
          <table:table-cell office:value-type="string" calcext:value-type="string">
            <text:p>General Purpose Relays 10A Switching SPDT Low Profile 3VDC</text:p>
          </table:table-cell>
          <table:table-cell/>
        </table:table-row>
        <table:table-row table:style-name="ro1">
          <table:table-cell table:style-name="ce5" office:value-type="string" calcext:value-type="string">
            <text:p>Q1, Q2, Q3, Q4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50V Vds, 0.22A Id, N-Channel MOSFET, SOT-23</text:p>
          </table:table-cell>
          <table:table-cell/>
        </table:table-row>
        <table:table-row table:style-name="ro1">
          <table:table-cell table:style-name="ce1"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3, R4, R7, R9, R16, R18, R23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1" office:value-type="string" calcext:value-type="string">
            <text:p>R5, R8, R10, R1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2" office:value-type="string" calcext:value-type="string">
            <text:p>R6, R15, R17, R19, R20, R21, R22, 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2" office:value-type="string" calcext:value-type="string">
            <text:p>R12, R13, R1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2" office:value-type="string" calcext:value-type="string">
            <text:p>R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esistor</text:p>
          </table:table-cell>
          <table:table-cell/>
        </table:table-row>
        <table:table-row table:style-name="ro1">
          <table:table-cell table:style-name="ce6"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Push</text:p>
          </table:table-cell>
          <table:table-cell office:value-type="string" calcext:value-type="string">
            <text:p>Footprint:PTS815SJK250SMTRLFS</text:p>
          </table:table-cell>
          <table:table-cell office:value-type="string" calcext:value-type="string">
            <text:p>Push button switch, generic, two pins</text:p>
          </table:table-cell>
          <table:table-cell/>
        </table:table-row>
        <table:table-row table:style-name="ro1">
          <table:table-cell office:value-type="string" calcext:value-type="string">
            <text:p>TP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C_INT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U_INT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P_INT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_CS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a_CS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a_RESET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X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office:value-type="string" calcext:value-type="string">
            <text:p>TP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test point</text:p>
          </table:table-cell>
          <table:table-cell/>
        </table:table-row>
        <table:table-row table:style-name="ro1">
          <table:table-cell table:style-name="ce2"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Opamp_Quad</text:p>
          </table:table-cell>
          <table:table-cell office:value-type="string" calcext:value-type="string">
            <text:p>Opamp_Quad</text:p>
          </table:table-cell>
          <table:table-cell office:value-type="string" calcext:value-type="string">
            <text:p>Attiny414:SOIC127P600X175-14N</text:p>
          </table:table-cell>
          <table:table-cell office:value-type="string" calcext:value-type="string">
            <text:p>Quad operational amplifier</text:p>
          </table:table-cell>
          <table:table-cell/>
        </table:table-row>
        <table:table-row table:style-name="ro1">
          <table:table-cell table:style-name="ce1"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FM95W-868S2</text:p>
          </table:table-cell>
          <table:table-cell office:value-type="string" calcext:value-type="string">
            <text:p>RFM95W-868S2</text:p>
          </table:table-cell>
          <table:table-cell office:value-type="string" calcext:value-type="string">
            <text:p>Footprint:XCVR_RFM95W-868S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STNE16M0V530000R0</text:p>
          </table:table-cell>
          <table:table-cell office:value-type="string" calcext:value-type="string">
            <text:p>CSTNE16M0V530000R0</text:p>
          </table:table-cell>
          <table:table-cell office:value-type="string" calcext:value-type="string">
            <text:p>Footprint:CSTNE16M0V530000R0</text:p>
          </table:table-cell>
          <table:table-cell office:value-type="string" calcext:value-type="string">
            <text:p>Resonators 16.0000MHz 15pF SMD CHP Resnt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5T23:28:15.978573166</dc:date>
    <meta:editing-duration>PT1H32M20S</meta:editing-duration>
    <meta:editing-cycles>1</meta:editing-cycles>
    <meta:document-statistic meta:table-count="1" meta:cell-count="313" meta:object-count="0"/>
    <meta:generator>LibreOffice/7.3.6.2$Linux_X86_64 LibreOffice_project/30$Build-2</meta:generator>
  </office:meta>
</office:document-meta>
</file>